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164cm" table:align="left"/>
    </style:style>
    <style:style style:name="Tableau2.A" style:family="table-column">
      <style:table-column-properties style:column-width="2.133cm"/>
    </style:style>
    <style:style style:name="Tableau2.B" style:family="table-column">
      <style:table-column-properties style:column-width="1.166cm"/>
    </style:style>
    <style:style style:name="Tableau2.C" style:family="table-column">
      <style:table-column-properties style:column-width="1.097cm"/>
    </style:style>
    <style:style style:name="Tableau2.D" style:family="table-column">
      <style:table-column-properties style:column-width="2.028cm"/>
    </style:style>
    <style:style style:name="Tableau2.E" style:family="table-column">
      <style:table-column-properties style:column-width="1.543cm"/>
    </style:style>
    <style:style style:name="Tableau2.F" style:family="table-column">
      <style:table-column-properties style:column-width="1.824cm"/>
    </style:style>
    <style:style style:name="Tableau2.G" style:family="table-column">
      <style:table-column-properties style:column-width="2.372cm"/>
    </style:style>
    <style:style style:name="Tableau2.A1" style:family="table-cell">
      <style:table-cell-properties style:vertical-align="middle" fo:padding="0.049cm" fo:border="none"/>
    </style:style>
    <style:style style:name="Tableau1" style:family="table">
      <style:table-properties style:width="3.808cm" table:align="left"/>
    </style:style>
    <style:style style:name="Tableau1.A" style:family="table-column">
      <style:table-column-properties style:column-width="2.579cm"/>
    </style:style>
    <style:style style:name="Tableau1.B" style:family="table-column">
      <style:table-column-properties style:column-width="1.22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bb12f" officeooo:paragraph-rsid="000c65da"/>
    </style:style>
    <style:style style:name="P2" style:family="paragraph" style:parent-style-name="Text_20_body" style:list-style-name="L1">
      <style:text-properties officeooo:paragraph-rsid="000c65da"/>
    </style:style>
    <style:style style:name="P3" style:family="paragraph" style:parent-style-name="Text_20_body">
      <style:text-properties officeooo:paragraph-rsid="000c65da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0c65da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1bb12f" officeooo:paragraph-rsid="000c65da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bb12f" officeooo:paragraph-rsid="000c65da"/>
    </style:style>
    <style:style style:name="P7" style:family="paragraph" style:parent-style-name="Standard">
      <style:text-properties officeooo:rsid="001bb12f" officeooo:paragraph-rsid="000c65da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b12f" officeooo:paragraph-rsid="000c65d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1643" officeooo:paragraph-rsid="000c65da" style:font-weight-asian="bold" style:font-weight-complex="bold"/>
    </style:style>
    <style:style style:name="P10" style:family="paragraph" style:parent-style-name="Standard">
      <style:text-properties officeooo:paragraph-rsid="000c65da"/>
    </style:style>
    <style:style style:name="P11" style:family="paragraph" style:parent-style-name="Standard">
      <style:text-properties officeooo:rsid="000e1643" officeooo:paragraph-rsid="000e1643"/>
    </style:style>
    <style:style style:name="P12" style:family="paragraph" style:parent-style-name="Standard">
      <style:paragraph-properties fo:margin-top="0cm" fo:margin-bottom="0cm" loext:contextual-spacing="false"/>
      <style:text-properties officeooo:rsid="001bb12f" officeooo:paragraph-rsid="000c65da"/>
    </style:style>
    <style:style style:name="P13" style:family="paragraph" style:parent-style-name="Table_20_Heading">
      <style:text-properties officeooo:paragraph-rsid="000c65da"/>
    </style:style>
    <style:style style:name="T1" style:family="text">
      <style:text-properties officeooo:rsid="001bb12f"/>
    </style:style>
    <style:style style:name="T2" style:family="text">
      <style:text-properties officeooo:rsid="0018359b"/>
    </style:style>
    <style:style style:name="T3" style:family="text">
      <style:text-properties officeooo:rsid="000c65da"/>
    </style:style>
    <style:style style:name="T4" style:family="text">
      <style:text-properties officeooo:rsid="000e16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8">Manuel de d<text:span text:style-name="T3">éploiement</text:span></text:p>
      <text:p text:style-name="P9"/>
      <text:p text:style-name="P11">Pour bénéficier de l'application CRUD :</text:p>
      <text:p text:style-name="P11"/>
      <text:list xml:id="list2077089266" text:style-name="L1">
        <text:list-header>
          <text:p text:style-name="P4">*Créer <text:span text:style-name="T1">1</text:span> <text:span text:style-name="T1">Modèle </text:span>base de données qui permet<text:span text:style-name="T1">tent</text:span> de stocker des objets et leurs propriétés. <text:span text:style-name="T1">Il y a 2 tables.</text:span></text:p>
          <text:p text:style-name="P5"/>
        </text:list-header>
        <text:list-item>
          <text:p text:style-name="P5">Table ALIMENT</text:p>
          <text:p text:style-name="P5">La cardinalité est de 1,1 avec la table Catégories. La strucutre est :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13">id_aliment</text:p>
            </table:table-cell>
            <table:table-cell table:style-name="Tableau2.A1" office:value-type="string">
              <text:p text:style-name="P13">name</text:p>
            </table:table-cell>
            <table:table-cell table:style-name="Tableau2.A1" office:value-type="string">
              <text:p text:style-name="P13">txnrj</text:p>
            </table:table-cell>
            <table:table-cell table:style-name="Tableau2.A1" office:value-type="string">
              <text:p text:style-name="P13">txproteine</text:p>
            </table:table-cell>
            <table:table-cell table:style-name="Tableau2.A1" office:value-type="string">
              <text:p text:style-name="P13">txlipide</text:p>
            </table:table-cell>
            <table:table-cell table:style-name="Tableau2.A1" office:value-type="string">
              <text:p text:style-name="P13">txglucide</text:p>
            </table:table-cell>
            <table:table-cell table:style-name="Tableau2.A1" office:value-type="string">
              <text:p text:style-name="P13">foreign_key</text:p>
            </table:table-cell>
          </table:table-row>
        </table:table-header-rows>
      </table:table>
      <text:p text:style-name="P10"/>
      <text:p text:style-name="P7">Voici la requete de creation de table</text:p>
      <text:p text:style-name="P10">CREATE TABLE "EVALJDBC".aliment</text:p>
      <text:p text:style-name="P10">(</text:p>
      <text:p text:style-name="P10"><text:s text:c="4"/>id_aliment <text:span text:style-name="T2">SERIAL</text:span>,</text:p>
      <text:p text:style-name="P10"><text:s text:c="4"/>name character NOT NULL,</text:p>
      <text:p text:style-name="P10"><text:s text:c="4"/>txnrj integer NOT NULL,</text:p>
      <text:p text:style-name="P10"><text:s text:c="4"/>txproteine integer NOT NULL,</text:p>
      <text:p text:style-name="P10"><text:s text:c="4"/>txlipide integer NOT NULL,</text:p>
      <text:p text:style-name="P10"><text:s text:c="4"/>txglucide integer NOT NULL,</text:p>
      <text:p text:style-name="P10"><text:s text:c="4"/>PRIMARY KEY (id_aliment)</text:p>
      <text:p text:style-name="P12">)</text:p>
      <text:list xml:id="list165136428469853" text:continue-numbering="true" text:style-name="L1">
        <text:list-header>
          <text:p text:style-name="P5">Table CATEGORIES</text:p>
          <text:p text:style-name="P5">La cardinalité est de 1,n avec la table Aliment. La strucutre est :</text:p>
        </text:list-header>
      </text:list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3">id_categories</text:p>
            </table:table-cell>
            <table:table-cell table:style-name="Tableau1.A1" office:value-type="string">
              <text:p text:style-name="P13">name</text:p>
            </table:table-cell>
          </table:table-row>
        </table:table-header-rows>
      </table:table>
      <text:list xml:id="list165136414454296" text:continue-numbering="true" text:style-name="L1">
        <text:list-header>
          <text:p text:style-name="P5"/>
        </text:list-header>
      </text:list>
      <text:p text:style-name="P6"/>
      <text:p text:style-name="P6">En pré-requis, valoriser la table avec 2 catégories</text:p>
      <text:p text:style-name="P6"/>
      <text:p text:style-name="P10">set SCHEMA 'EVALJDBC';</text:p>
      <text:p text:style-name="P12">INSERT INTO categories (name) VALUES ('Legume');</text:p>
      <text:p text:style-name="P12">INSERT INTO categories (name) VALUES ('Fruit');</text:p>
      <text:p text:style-name="P6"/>
      <text:list xml:id="list165138106506029" text:continue-numbering="true" text:style-name="L1">
        <text:list-header>
          <text:p text:style-name="P2"/>
        </text:list-header>
        <text:list-item>
          <text:p text:style-name="P2">*<text:span text:style-name="T4">C'est un</text:span>e application Java qui permet de lire et écrire dans une base de données avec JDBC. </text:p>
        </text:list-item>
      </text:list>
      <text:p text:style-name="P3"/>
      <text:p text:style-name="P1"><text:tab/>*Il y a 3 classes dans le projet : AppliCRUD, Aliment, Catego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8S</meta:editing-duration>
    <meta:editing-cycles>3</meta:editing-cycles>
    <meta:generator>LibreOffice/5.4.1.2$Windows_X86_64 LibreOffice_project/ea7cb86e6eeb2bf3a5af73a8f7777ac570321527</meta:generator>
    <dc:date>2018-03-20T16:51:35.861000000</dc:date>
    <meta:document-statistic meta:table-count="2" meta:image-count="0" meta:object-count="0" meta:page-count="1" meta:paragraph-count="36" meta:word-count="166" meta:character-count="1010" meta:non-whitespace-character-count="856"/>
    <meta:user-defined meta:name="Info 1"/>
    <meta:user-defined meta:name="Info 2"/>
    <meta:user-defined meta:name="Info 3"/>
    <meta:user-defined meta:name="Info 4"/>
  </office:meta>
</office:document-meta>
</file>